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286cm" fo:min-width="55.3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9.907cm" draw:shadow="hidden"/>
      <style:paragraph-properties style:writing-mode="lr-tb"/>
    </style:style>
    <style:style style:name="gr6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7.6cm" svg:height="69.3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6cm" svg:height="7.821cm" svg:x="64.55cm" svg:y="9.8cm">
          <draw:text-box>
            <text:p><text:span text:style-name="T1">170</text:span></text:p>
            <text:p><text:span text:style-name="T1">cm</text:span></text:p>
          </draw:text-box>
        </draw:frame>
        <draw:frame draw:style-name="gr3" draw:text-style-name="P2" draw:layer="layout" svg:width="13.275cm" svg:height="7.821cm" svg:x="27.325cm" svg:y="0.179cm">
          <draw:text-box>
            <text:p><text:span text:style-name="T1">576 cm</text:span></text:p>
          </draw:text-box>
        </draw:frame>
        <draw:custom-shape draw:style-name="gr4" draw:text-style-name="P4" draw:layer="layout" svg:width="6cm" svg:height="10.181cm" svg:x="65.722cm" svg:y="86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32.75cm" svg:height="20.157cm" svg:x="24.3cm" svg:y="31.14cm">
          <draw:text-box>
            <text:p><text:span text:style-name="T3">576 x</text:span></text:p>
            <text:p><text:span text:style-name="T3">693 cm</text:span></text:p>
          </draw:text-box>
        </draw:frame>
        <draw:frame draw:style-name="gr2" draw:text-style-name="P2" draw:layer="layout" svg:width="16cm" svg:height="6.5cm" svg:x="6.8cm" svg:y="38.9cm">
          <draw:text-box>
            <text:p><text:span text:style-name="T1">693 cm</text:span></text:p>
          </draw:text-box>
        </draw:frame>
        <draw:line draw:style-name="gr6" draw:text-style-name="P6" draw:layer="layout" svg:x1="62.6cm" svg:y1="38.5cm" svg:x2="62.6cm" svg:y2="22cm">
          <text:p/>
        </draw:line>
        <draw:frame draw:style-name="gr2" draw:text-style-name="P2" draw:layer="layout" svg:width="16cm" svg:height="7.821cm" svg:x="64.55cm" svg:y="27.001cm">
          <draw:text-box>
            <text:p><text:span text:style-name="T1">165</text:span></text:p>
            <text:p><text:span text:style-name="T1">cm</text:span></text:p>
          </draw:text-box>
        </draw:frame>
        <draw:frame draw:style-name="gr2" draw:text-style-name="P2" draw:layer="layout" svg:width="16cm" svg:height="7.821cm" svg:x="64.55cm" svg:y="52.502cm">
          <draw:text-box>
            <text:p><text:span text:style-name="T1">358</text:span></text:p>
            <text:p><text:span text:style-name="T1">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7:54:25.734000000</dc:date>
    <meta:editing-duration>PT2H13M51S</meta:editing-duration>
    <meta:editing-cycles>81</meta:editing-cycles>
    <meta:generator>LibreOffice/7.0.4.2$Windows_X86_64 LibreOffice_project/dcf040e67528d9187c66b2379df5ea4407429775</meta:generator>
    <meta:document-statistic meta:object-count="9"/>
  </office:meta>
</office:document-meta>
</file>